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8pt" style:font-size-asian="28pt" style:font-size-complex="28pt"/>
    </style:style>
    <style:style style:name="P2" style:parent-style-name="Standard" style:family="paragraph">
      <style:paragraph-properties fo:text-align="center"/>
      <style:text-properties fo:font-size="28pt" style:font-size-asian="28pt" style:font-size-complex="28pt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size="18pt" style:font-size-asian="18pt" style:font-size-complex="18pt"/>
    </style:style>
    <style:style style:name="T5" style:parent-style-name="DefaultParagraphFont" style:family="text">
      <style:text-properties style:text-position="super 63.8%" fo:font-size="18pt" style:font-size-asian="18pt" style:font-size-complex="18pt"/>
    </style:style>
    <style:style style:name="T6" style:parent-style-name="DefaultParagraphFont" style:family="text">
      <style:text-properties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2" style:parent-style-name="Standard" style:family="paragraph">
      <style:paragraph-properties fo:text-align="center"/>
    </style:style>
    <style:style style:name="T33" style:parent-style-name="DefaultParagraphFont" style:family="text">
      <style:text-properties fo:font-size="18pt" style:font-size-asian="18pt" style:font-size-complex="18pt"/>
    </style:style>
    <style:style style:name="T34" style:parent-style-name="DefaultParagraphFont" style:family="text">
      <style:text-properties fo:color="#333333" fo:font-size="18pt" style:font-size-asian="18pt" style:font-size-complex="18pt"/>
    </style:style>
    <style:style style:name="P3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7" style:parent-style-name="Standard" style:family="paragraph">
      <style:paragraph-properties fo:break-before="page" fo:text-align="center"/>
      <style:text-properties fo:font-size="18pt" style:font-size-asian="18pt" style:font-size-complex="18pt"/>
    </style:style>
    <style:style style:name="T3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9" style:parent-style-name="DefaultParagraphFont" style:family="text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T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2" style:parent-style-name="DefaultParagraphFont" style:family="text">
      <style:text-properties fo:font-size="14pt" style:font-size-asian="14pt" style:font-size-complex="14pt"/>
    </style:style>
    <style:style style:name="P4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4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5" style:parent-style-name="DefaultParagraphFont" style:family="text">
      <style:text-properties fo:font-size="14pt" style:font-size-asian="14pt" style:font-size-complex="14pt"/>
    </style:style>
    <style:style style:name="T46" style:parent-style-name="DefaultParagraphFont" style:family="text">
      <style:text-properties fo:font-size="14pt" style:font-size-asian="14pt" style:font-size-complex="14pt"/>
    </style:style>
    <style:style style:name="P4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48" style:parent-style-name="DefaultParagraphFont" style:family="text">
      <style:text-properties fo:font-size="14pt" style:font-size-asian="14pt" style:font-size-complex="14pt"/>
    </style:style>
    <style:style style:name="P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5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1" style:parent-style-name="DefaultParagraphFont" style:family="text">
      <style:text-properties fo:font-size="14pt" style:font-size-asian="14pt" style:font-size-complex="14pt"/>
    </style:style>
    <style:style style:name="T52" style:parent-style-name="DefaultParagraphFont" style:family="text">
      <style:text-properties fo:font-size="14pt" style:font-size-asian="14pt" style:font-size-complex="14pt"/>
    </style:style>
    <style:style style:name="P53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5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paragraph-properties fo:text-align="center"/>
    </style:style>
    <style:style style:name="T56" style:parent-style-name="DefaultParagraphFont" style:family="text">
      <style:text-properties style:language-asian="en" style:country-asian="US" style:language-complex="ar" style:country-complex="SA"/>
    </style:style>
    <style:style style:name="P57" style:parent-style-name="Standard" style:family="paragraph">
      <style:paragraph-properties fo:break-before="page" fo:text-align="center"/>
      <style:text-properties fo:font-size="18pt" style:font-size-asian="18pt" style:font-size-complex="18pt"/>
    </style:style>
    <style:style style:name="P58" style:parent-style-name="Standard" style:family="paragraph">
      <style:paragraph-properties fo:text-align="center"/>
    </style:style>
    <style:style style:name="T59" style:parent-style-name="DefaultParagraphFont" style:family="text">
      <style:text-properties fo:color="#333333" fo:font-size="18pt" style:font-size-asian="18pt" style:font-size-complex="18pt"/>
    </style:style>
    <style:style style:name="P60" style:parent-style-name="Standard" style:family="paragraph">
      <style:paragraph-properties fo:text-align="center"/>
    </style:style>
    <style:style style:name="P6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4" style:parent-style-name="Standard" style:family="paragraph"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T72" style:parent-style-name="DefaultParagraphFont" style:family="text">
      <style:text-properties fo:color="#333333" fo:font-size="14pt" style:font-size-asian="14pt" style:font-size-complex="14pt"/>
    </style:style>
    <style:style style:name="P73" style:parent-style-name="Standard" style:family="paragraph">
      <style:text-properties fo:font-size="14pt" style:font-size-asian="14pt" style:font-size-complex="14pt"/>
    </style:style>
    <style:style style:name="T74" style:parent-style-name="DefaultParagraphFont" style:family="text">
      <style:text-properties fo:color="#333333" fo:font-size="14pt" style:font-size-asian="14pt" style:font-size-complex="14pt"/>
    </style:style>
    <style:style style:name="T75" style:parent-style-name="DefaultParagraphFont" style:family="text">
      <style:text-properties fo:font-weight="bold" style:font-weight-asian="bold" style:font-weight-complex="bold" fo:color="#333333" fo:font-size="14pt" style:font-size-asian="14pt" style:font-size-complex="14pt"/>
    </style:style>
    <style:style style:name="T76" style:parent-style-name="DefaultParagraphFont" style:family="text">
      <style:text-properties fo:font-weight="bold" style:font-weight-asian="bold" style:font-weight-complex="bold" fo:color="#333333" fo:font-size="14pt" style:font-size-asian="14pt" style:font-size-complex="14pt"/>
    </style:style>
    <style:style style:name="T77" style:parent-style-name="DefaultParagraphFont" style:family="text">
      <style:text-properties fo:color="#333333" fo:font-size="14pt" style:font-size-asian="14pt" style:font-size-complex="14pt"/>
    </style:style>
    <style:style style:name="T78" style:parent-style-name="DefaultParagraphFont" style:family="text">
      <style:text-properties fo:color="#333333" fo:font-size="14pt" style:font-size-asian="14pt" style:font-size-complex="14pt"/>
    </style:style>
    <style:style style:name="T79" style:parent-style-name="DefaultParagraphFont" style:family="text">
      <style:text-properties fo:font-weight="bold" style:font-weight-asian="bold" style:font-weight-complex="bold" fo:color="#333333" fo:font-size="14pt" style:font-size-asian="14pt" style:font-size-complex="14pt"/>
    </style:style>
    <style:style style:name="T80" style:parent-style-name="DefaultParagraphFont" style:family="text">
      <style:text-properties fo:color="#333333" fo:font-size="14pt" style:font-size-asian="14pt" style:font-size-complex="14pt"/>
    </style:style>
    <style:style style:name="T81" style:parent-style-name="DefaultParagraphFont" style:family="text">
      <style:text-properties fo:font-weight="bold" style:font-weight-asian="bold" style:font-weight-complex="bold" fo:color="#333333" fo:font-size="14pt" style:font-size-asian="14pt" style:font-size-complex="14pt"/>
    </style:style>
    <style:style style:name="T82" style:parent-style-name="DefaultParagraphFont" style:family="text">
      <style:text-properties fo:color="#333333" fo:font-size="14pt" style:font-size-asian="14pt" style:font-size-complex="14pt"/>
    </style:style>
    <style:style style:name="T83" style:parent-style-name="DefaultParagraphFont" style:family="text">
      <style:text-properties fo:font-weight="bold" style:font-weight-asian="bold" style:font-weight-complex="bold" fo:color="#333333" fo:font-size="14pt" style:font-size-asian="14pt" style:font-size-complex="14pt"/>
    </style:style>
    <style:style style:name="T84" style:parent-style-name="DefaultParagraphFont" style:family="text">
      <style:text-properties fo:color="#333333" fo:font-size="14pt" style:font-size-asian="14pt" style:font-size-complex="14pt"/>
    </style:style>
    <style:style style:name="T85" style:parent-style-name="DefaultParagraphFont" style:family="text">
      <style:text-properties fo:color="#333333" fo:font-size="14pt" style:font-size-asian="14pt" style:font-size-complex="14pt"/>
    </style:style>
    <style:style style:name="T86" style:parent-style-name="DefaultParagraphFont" style:family="text">
      <style:text-properties fo:font-weight="bold" style:font-weight-asian="bold" style:font-weight-complex="bold" fo:color="#333333" fo:font-size="14pt" style:font-size-asian="14pt" style:font-size-complex="14pt"/>
    </style:style>
    <style:style style:name="T87" style:parent-style-name="DefaultParagraphFont" style:family="text">
      <style:text-properties fo:color="#333333" fo:font-size="14pt" style:font-size-asian="14pt" style:font-size-complex="14pt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P92" style:parent-style-name="Standard" style:family="paragraph">
      <style:text-properties fo:font-size="14pt" style:font-size-asian="14pt" style:font-size-complex="14pt"/>
    </style:style>
    <style:style style:name="TableColumn94" style:family="table-column">
      <style:table-column-properties style:column-width="0.75in" style:use-optimal-column-width="false"/>
    </style:style>
    <style:style style:name="TableColumn95" style:family="table-column">
      <style:table-column-properties style:column-width="0.75in" style:use-optimal-column-width="false"/>
    </style:style>
    <style:style style:name="TableColumn96" style:family="table-column">
      <style:table-column-properties style:column-width="3.875in" style:use-optimal-column-width="false"/>
    </style:style>
    <style:style style:name="TableColumn97" style:family="table-column">
      <style:table-column-properties style:column-width="0.9375in" style:use-optimal-column-width="false"/>
    </style:style>
    <style:style style:name="TableColumn98" style:family="table-column">
      <style:table-column-properties style:column-width="0.6145in" style:use-optimal-column-width="false"/>
    </style:style>
    <style:style style:name="Table93" style:family="table">
      <style:table-properties style:width="6.927in" fo:margin-left="0in" table:align="left"/>
    </style:style>
    <style:style style:name="TableRow99" style:family="table-row">
      <style:table-row-properties style:min-row-height="0.6875in" style:use-optimal-row-height="false"/>
    </style:style>
    <style:style style:name="TableCell1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4pt" style:font-size-asian="14pt" style:font-size-complex="14pt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4pt" style:font-size-asian="14pt" style:font-size-complex="14pt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14pt" style:font-size-asian="14pt" style:font-size-complex="14pt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14pt" style:font-size-asian="14pt" style:font-size-complex="14pt"/>
    </style:style>
    <style:style style:name="TableCell1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14pt" style:font-size-asian="14pt" style:font-size-complex="14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4pt" style:font-size-asian="14pt" style:font-size-complex="14pt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4pt" style:font-size-asian="14pt" style:font-size-complex="14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14pt" style:font-size-asian="14pt" style:font-size-complex="14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14pt" style:font-size-asian="14pt" style:font-size-complex="14pt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14pt" style:font-size-asian="14pt" style:font-size-complex="14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4pt" style:font-size-asian="14pt" style:font-size-complex="14pt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size="14pt" style:font-size-asian="14pt" style:font-size-complex="14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4pt" style:font-size-asian="14pt" style:font-size-complex="14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4pt" style:font-size-asian="14pt" style:font-size-complex="14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4pt" style:font-size-asian="14pt" style:font-size-complex="14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size="14pt" style:font-size-asian="14pt" style:font-size-complex="14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size="14pt" style:font-size-asian="14pt" style:font-size-complex="14pt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size="14pt" style:font-size-asian="14pt" style:font-size-complex="14pt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font-size="14pt" style:font-size-asian="14pt" style:font-size-complex="14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fo:font-size="14pt" style:font-size-asian="14pt" style:font-size-complex="14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size="14pt" style:font-size-asian="14pt" style:font-size-complex="14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font-size="14pt" style:font-size-asian="14pt" style:font-size-complex="14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fo:font-size="14pt" style:font-size-asian="14pt" style:font-size-complex="14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font-size="14pt" style:font-size-asian="14pt" style:font-size-complex="14pt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size="14pt" style:font-size-asian="14pt" style:font-size-complex="14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size="14pt" style:font-size-asian="14pt" style:font-size-complex="14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size="14pt" style:font-size-asian="14pt" style:font-size-complex="14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14pt" style:font-size-asian="14pt" style:font-size-complex="14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size="14pt" style:font-size-asian="14pt" style:font-size-complex="14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size="14pt" style:font-size-asian="14pt" style:font-size-complex="14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size="14pt" style:font-size-asian="14pt" style:font-size-complex="14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size="14pt" style:font-size-asian="14pt" style:font-size-complex="14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font-size="14pt" style:font-size-asian="14pt" style:font-size-complex="14pt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font-size="14pt" style:font-size-asian="14pt" style:font-size-complex="14pt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14pt" style:font-size-asian="14pt" style:font-size-complex="14pt"/>
    </style:style>
    <style:style style:name="P176" style:parent-style-name="Standard" style:family="paragraph">
      <style:text-properties fo:font-size="14pt" style:font-size-asian="14pt" style:font-size-complex="14pt"/>
    </style:style>
    <style:style style:name="P17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7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79" style:parent-style-name="Standard" style:family="paragraph">
      <style:paragraph-properties fo:break-before="page" fo:text-align="center"/>
      <style:text-properties fo:font-size="18pt" style:font-size-asian="18pt" style:font-size-complex="18pt"/>
    </style:style>
    <style:style style:name="P180" style:parent-style-name="Standard" style:family="paragraph">
      <style:text-properties fo:font-size="14pt" style:font-size-asian="14pt" style:font-size-complex="14pt"/>
    </style:style>
    <style:style style:name="P181" style:parent-style-name="Standard" style:family="paragraph">
      <style:text-properties fo:font-size="18pt" style:font-size-asian="18pt" style:font-size-complex="18pt"/>
    </style:style>
    <style:style style:name="P182" style:parent-style-name="Standard" style:family="paragraph">
      <style:text-properties fo:font-size="18pt" style:font-size-asian="18pt" style:font-size-complex="18pt"/>
    </style:style>
    <style:style style:name="P183" style:parent-style-name="Standard" style:family="paragraph">
      <style:text-properties fo:font-size="18pt" style:font-size-asian="18pt" style:font-size-complex="18pt"/>
    </style:style>
    <style:style style:name="P184" style:parent-style-name="Standard" style:family="paragraph">
      <style:text-properties fo:font-size="18pt" style:font-size-asian="18pt" style:font-size-complex="18pt"/>
    </style:style>
    <style:style style:name="P185" style:parent-style-name="Standard" style:family="paragraph">
      <style:paragraph-properties fo:break-before="page" fo:text-align="center"/>
      <style:text-properties fo:font-size="18pt" style:font-size-asian="18pt" style:font-size-complex="18pt"/>
    </style:style>
    <style:style style:name="P186" style:parent-style-name="Standard" style:family="paragraph">
      <style:paragraph-properties fo:text-align="center"/>
    </style:style>
    <style:style style:name="P18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PicChat</text:p>
      <text:p text:style-name="P2">CS1530 Sprint 3-Deliverable</text:p>
      <text:p text:style-name="P3"><text:span text:style-name="T4">Due Date: July 8</text:span><text:span text:style-name="T5">th</text:span><text:span text:style-name="T6"><text:s/>2015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Team Members:</text:p>
      <text:p text:style-name="P29">Blaise Clair - Product Owner</text:p>
      <text:p text:style-name="P30">Andrew Harper – Software Developer</text:p>
      <text:p text:style-name="P31">Neel Kowdley - Software Developer</text:p>
      <text:p text:style-name="P32"><text:span text:style-name="T33">Dom G</text:span><text:span text:style-name="T34">rigore - Quality Assurance Manager</text:span></text:p>
      <text:p text:style-name="P35"/>
      <text:p text:style-name="P36"/>
      <text:soft-page-break/>
      <text:p text:style-name="P37">Project Description</text:p>
      <text:p text:style-name="Standard"><text:span text:style-name="T38">Client:<text:s/></text:span><text:span text:style-name="T39">Nate Thompson</text:span></text:p>
      <text:p text:style-name="P40"/>
      <text:p text:style-name="Standard"><text:span text:style-name="T41">Name of Project:<text:s/></text:span><text:span text:style-name="T42">PicChat</text:span></text:p>
      <text:p text:style-name="P43"/>
      <text:p text:style-name="Standard"><text:span text:style-name="T44">Description:<text:s/></text:span><text:span text:style-name="T45">The client for this project wants us to create a map-centric social media platform. A user will log in, and be able to create posts and content by providing a location and the content itself. <text:s/>The content will then be place on a map, so that o</text:span><text:span text:style-name="T46">ther users can view activities and posts at a specific location and be able to find activities to do at certain locations. <text:s/></text:span></text:p>
      <text:p text:style-name="P47"/>
      <text:p text:style-name="Standard"><text:span text:style-name="T48">This project will be created as a website that will eventually be compatible with mobile browsers.</text:span></text:p>
      <text:p text:style-name="P49"/>
      <text:p text:style-name="Standard"><text:span text:style-name="T50">Project Github Page:<text:s/></text:span><text:span text:style-name="T51">https://g</text:span><text:span text:style-name="T52">ithub.com/nkowdley/CS1530-Team9</text:span></text:p>
      <text:p text:style-name="P53"/>
      <text:p text:style-name="Standard"><text:span text:style-name="T54">Design Mock-up:</text:span></text:p>
      <text:p text:style-name="P55"><text:span text:style-name="T56"><draw:frame draw:z-index="251658240" draw:style-name="a0" draw:name="Picture 1" text:anchor-type="paragraph" svg:x="-0.0689in" svg:y="0in" svg:width="6.4862in" svg:height="3.861in" style:rel-width="scale" style:rel-height="scale"><draw:image xlink:href="media/image1.jpg" xlink:type="simple" xlink:show="embed" xlink:actuate="onLoad"/><svg:title/><svg:desc>Macintosh HD:Users:joshuatrach:Documents:Study Abroad:Classes:Entrepreneurship :Chatlas:Summer 2015:Blast Furnace:Prototype:ScreenShot#2.jpg</svg:desc></draw:frame></text:span></text:p>
      <text:p text:style-name="P57"/>
      <text:p text:style-name="P58"><text:span text:style-name="T59">User Stories and Backlog:</text:span></text:p>
      <text:p text:style-name="P60"/>
      <text:p text:style-name="P61">Sprint 2 Backlog:</text:p>
      <text:p text:style-name="P62"/>
      <text:p text:style-name="P63">How User Stories Were Chosen for this Sprint:</text:p>
      <text:p text:style-name="P64">User Stories<text:s/>were selected to be worked on<text:s/>from our Product Backlog for this Sprint. The process by which we<text:s/>selected items for this Sprint were based on a number of characteristics:</text:p>
      <text:p text:style-name="P65"/>
      <text:p text:style-name="P66">1) How important the User Story is to the client. If the client really wants to see a particular feature completed, it is given a slightly higher priority.</text:p>
      <text:p text:style-name="P67">2) How important the user<text:s/>story is to the final product. <text:s/>If the user story contains a feature integral to the functionality of the product, it is given a higher priority.</text:p>
      <text:p text:style-name="P68">3) How many user stories or features are “blocked” by other user stories. <text:s/>A user story is considered blocking if another user story cannot be completed without first completing the “blocking” user story.</text:p>
      <text:p text:style-name="P69"/>
      <text:p text:style-name="P70">These characteristics were integral in determining our original priority values in the first sprint. <text:s/>This sprint, however, we attacked the backlog in a slightly different manner. <text:s/>Of these 3 characteristics, the one that was given the highest priority this sprint was #3, or if the user story was “blocking” additional user stories. <text:s/>This was given a particularly high value this sprint to allow us to access more<text:s/>of the backlog in Sprints 3 and 4. <text:s/>This meant, that we would be attacking some lower priority user story items, such as UI Specs.</text:p>
      <text:p text:style-name="P71"/>
      <text:p text:style-name="Standard"><text:span text:style-name="T72">The User Stories worked on this sprint are provided in the table below.</text:span></text:p>
      <text:p text:style-name="P73"/>
      <text:p text:style-name="Standard"><text:span text:style-name="T74">The columns of the table are defined as follows:</text:span></text:p>
      <text:p text:style-name="Standard"><text:span text:style-name="T75">P</text:span><text:span text:style-name="T76">riority:</text:span><text:span text:style-name="T77"><text:s/>How valuable the</text:span><text:span text:style-name="T78"><text:s/>user story is to the overall product.</text:span></text:p>
      <text:p text:style-name="Standard"><text:span text:style-name="T79">User Story Number:<text:s/></text:span><text:span text:style-name="T80">Our internal numbering scheme in order to keep track of User Stories.</text:span></text:p>
      <text:p text:style-name="Standard"><text:span text:style-name="T81">User Story:</text:span><text:span text:style-name="T82"><text:s/>The contents of the User Story, in the Connextra format.</text:span></text:p>
      <text:p text:style-name="Standard"><text:span text:style-name="T83">Points:</text:span><text:span text:style-name="T84"><text:s/>How long we anticipate</text:span><text:span text:style-name="T85"><text:s/>this user story will take to complete.</text:span></text:p>
      <text:p text:style-name="Standard"><text:span text:style-name="T86">Assigned To:</text:span><text:span text:style-name="T87"><text:s/>The person responsible for completing the user story.</text:span></text:p>
      <text:p text:style-name="P88"/>
      <text:p text:style-name="P89"/>
      <text:p text:style-name="P90"/>
      <text:p text:style-name="P91"/>
      <text:p text:style-name="P92"/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soft-page-break/>
            <text:p text:style-name="P101">Priority</text:p>
          </table:table-cell>
          <table:table-cell table:style-name="TableCell102">
            <text:p text:style-name="P103">User Story Number</text:p>
          </table:table-cell>
          <table:table-cell table:style-name="TableCell104">
            <text:p text:style-name="P105">User Story</text:p>
          </table:table-cell>
          <table:table-cell table:style-name="TableCell106">
            <text:p text:style-name="P107">Assigned To</text:p>
          </table:table-cell>
          <table:table-cell table:style-name="TableCell108">
            <text:p text:style-name="P109">Points</text:p>
          </table:table-cell>
        </table:table-row>
        <table:table-row table:style-name="TableRow110">
          <table:table-cell table:style-name="TableCell111">
            <text:p text:style-name="P112">8</text:p>
          </table:table-cell>
          <table:table-cell table:style-name="TableCell113">
            <text:p text:style-name="P114">2</text:p>
          </table:table-cell>
          <table:table-cell table:style-name="TableCell115">
            <text:p text:style-name="P116">As a user, I want to be able to create posts and view posts, so that I can share<text:s/>experiences with other users.</text:p>
          </table:table-cell>
          <table:table-cell table:style-name="TableCell117">
            <text:p text:style-name="P118">Neel</text:p>
          </table:table-cell>
          <table:table-cell table:style-name="TableCell119">
            <text:p text:style-name="P120">8</text:p>
          </table:table-cell>
        </table:table-row>
        <table:table-row table:style-name="TableRow121">
          <table:table-cell table:style-name="TableCell122">
            <text:p text:style-name="P123">3</text:p>
          </table:table-cell>
          <table:table-cell table:style-name="TableCell124">
            <text:p text:style-name="P125">16</text:p>
          </table:table-cell>
          <table:table-cell table:style-name="TableCell126">
            <text:p text:style-name="P127">As a user, I want to be able to make text posts with the location of the post, so that I can create content for people to see.</text:p>
          </table:table-cell>
          <table:table-cell table:style-name="TableCell128">
            <text:p text:style-name="P129">Blaise</text:p>
          </table:table-cell>
          <table:table-cell table:style-name="TableCell130">
            <text:p text:style-name="P131">8</text:p>
          </table:table-cell>
        </table:table-row>
        <table:table-row table:style-name="TableRow132">
          <table:table-cell table:style-name="TableCell133">
            <text:p text:style-name="P134">4</text:p>
          </table:table-cell>
          <table:table-cell table:style-name="TableCell135">
            <text:p text:style-name="P136">3</text:p>
          </table:table-cell>
          <table:table-cell table:style-name="TableCell137">
            <text:p text:style-name="P138">As a user, I want the ability to upload photos, so that I can share<text:s/>cool pictures with their locations for my friends to see.</text:p>
          </table:table-cell>
          <table:table-cell table:style-name="TableCell139">
            <text:p text:style-name="P140">Blaise</text:p>
          </table:table-cell>
          <table:table-cell table:style-name="TableCell141">
            <text:p text:style-name="P142">8</text:p>
          </table:table-cell>
        </table:table-row>
        <table:table-row table:style-name="TableRow143">
          <table:table-cell table:style-name="TableCell144">
            <text:p text:style-name="P145">10</text:p>
          </table:table-cell>
          <table:table-cell table:style-name="TableCell146">
            <text:p text:style-name="P147">11</text:p>
          </table:table-cell>
          <table:table-cell table:style-name="TableCell148">
            <text:p text:style-name="P149">As a user, I want a clean and easy to understand User Interface, so that I can easily use this site, without needing help.</text:p>
          </table:table-cell>
          <table:table-cell table:style-name="TableCell150">
            <text:p text:style-name="P151">Dom</text:p>
          </table:table-cell>
          <table:table-cell table:style-name="TableCell152">
            <text:p text:style-name="P153">8</text:p>
          </table:table-cell>
        </table:table-row>
        <table:table-row table:style-name="TableRow154">
          <table:table-cell table:style-name="TableCell155">
            <text:p text:style-name="P156">6</text:p>
          </table:table-cell>
          <table:table-cell table:style-name="TableCell157">
            <text:p text:style-name="P158">5</text:p>
          </table:table-cell>
          <table:table-cell table:style-name="TableCell159">
            <text:p text:style-name="P160">As a user, I want to be able to search by<text:s/>location and by user name, in order to filter the amount of posts visible on my screen.</text:p>
          </table:table-cell>
          <table:table-cell table:style-name="TableCell161">
            <text:p text:style-name="P162">Andrew</text:p>
          </table:table-cell>
          <table:table-cell table:style-name="TableCell163">
            <text:p text:style-name="P164">8</text:p>
          </table:table-cell>
        </table:table-row>
        <table:table-row table:style-name="TableRow165">
          <table:table-cell table:style-name="TableCell166">
            <text:p text:style-name="P167">5</text:p>
          </table:table-cell>
          <table:table-cell table:style-name="TableCell168">
            <text:p text:style-name="P169">4</text:p>
          </table:table-cell>
          <table:table-cell table:style-name="TableCell170">
            <text:p text:style-name="P171">As a user, I want to be able to log onto the site with a profile, in order to save my settings and preferences.</text:p>
          </table:table-cell>
          <table:table-cell table:style-name="TableCell172">
            <text:p text:style-name="P173">Andrew</text:p>
          </table:table-cell>
          <table:table-cell table:style-name="TableCell174">
            <text:p text:style-name="P175">2</text:p>
          </table:table-cell>
        </table:table-row>
      </table:table>
      <text:p text:style-name="P176"/>
      <text:p text:style-name="P177"/>
      <text:p text:style-name="P178"/>
      <text:soft-page-break/>
      <text:p text:style-name="P179">Testing:</text:p>
      <text:p text:style-name="P180"><text:tab/></text:p>
      <text:p text:style-name="P181"/>
      <text:p text:style-name="P182"/>
      <text:p text:style-name="P183"/>
      <text:p text:style-name="P184"/>
      <text:soft-page-break/>
      <text:p text:style-name="P185">Sprint<text:s/>Notes:</text:p>
      <text:p text:style-name="P186"/>
      <text:p text:style-name="P1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style:font-name="Liberation Serif" style:font-name-asian="Liberation Serif" style:font-name-complex="Liberation Serif"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eel Kowdley</meta:initial-creator>
    <dc:creator>Dom Grigore</dc:creator>
    <meta:creation-date>2015-06-09T16:37:00Z</meta:creation-date>
    <dc:date>2015-07-07T04:17:00Z</dc:date>
    <meta:template xlink:href="Normal.dotm" xlink:type="simple"/>
    <meta:editing-cycles>225</meta:editing-cycles>
    <meta:editing-duration>PT44280S</meta:editing-duration>
    <meta:document-statistic meta:page-count="6" meta:paragraph-count="7" meta:word-count="539" meta:character-count="3608" meta:row-count="25" meta:non-whitespace-character-count="3076"/>
  </office:meta>
</office:document-meta>
</file>